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6e25" officeooo:paragraph-rsid="001e6e25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fef2c"/>
    </style:style>
    <style:style style:name="T2" style:family="text">
      <style:text-properties fo:font-weight="bold" officeooo:rsid="001fef2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Ảnh hưởng của tiêm phòng:</text:p>
      <text:list xml:id="list8567945169143864235" text:style-name="L1">
        <text:list-item>
          <text:p text:style-name="P2">Seasonality and the persistence and invasion of measles [Andrew J.K Conlan 2007]</text:p>
        </text:list-item>
      </text:list>
      <text:p text:style-name="P1">Effective vaccination campaigns have reduced measles to low levels in many industrial countries (Wallinga et al. 2001). On the contrary, the disease is still a killer in high birth rate less developed countries, and monitoring and reporting must necessarily take second place to more urgent public </text:p>
      <text:p text:style-name="P1">health issues. </text:p>
      <text:p text:style-name="P1"/>
      <text:p text:style-name="P3">2. <text:span text:style-name="T1">2012 TAO- Routine vaccination coverage in low- and middle-incom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</meta:initial-creator>
    <meta:creation-date>2014-11-24T09:52:37</meta:creation-date>
    <dc:date>2015-11-30T18:59:42.074989798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76" meta:character-count="487" meta:non-whitespace-character-count="415"/>
  </office:meta>
</office:document-meta>
</file>